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2AB039DEB1E151B1C7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682cm"/>
    </style:style>
    <style:style style:name="pr1" style:family="presentation" style:parent-style-name="candle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1pt 1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1.27cm" fo:margin-right="0cm" fo:margin-top="0cm" fo:margin-bottom="0cm" fo:text-align="center" fo:text-indent="-1.27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1pt 1pt" fo:font-weight="bold" style:font-size-asian="36pt" style:font-weight-asian="bold" style:font-size-complex="36pt" style:font-weight-complex="bold"/>
    </style:style>
    <style:style style:name="P11" style:family="paragraph">
      <style:paragraph-properties style:text-autospace="none"/>
    </style:style>
    <style:style style:name="P12" style:family="paragraph">
      <loext:graphic-properties draw:fill="none" draw:fill-color="#ffffff"/>
      <style:paragraph-properties style:text-autospace="none"/>
      <style:text-properties fo:color="#000000" style:font-name="Segoe UI" fo:font-size="8.5pt" fo:text-shadow="1pt 1pt" style:font-size-asian="32pt" style:font-size-complex="3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egoe UI Semibold" fo:font-size="28pt" fo:font-style="normal" fo:text-shadow="none" style:text-underline-style="solid" style:text-underline-width="auto" style:text-underline-color="font-color" fo:font-weight="normal" style:letter-kerning="true" style:font-name-asian="Segoe UI" style:font-size-asian="28pt" style:font-style-asian="normal" style:font-weight-asian="normal" style:font-name-complex="Segoe U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bold" style:letter-kerning="true" style:font-name-asian="Segoe UI" style:font-size-asian="32pt" style:font-style-asian="normal" style:font-weight-asian="bold" style:font-name-complex="Segoe UI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none" style:text-underline-style="none" fo:font-weight="bold" style:letter-kerning="true" style:font-name-asian="Segoe UI" style:font-size-asian="32pt" style:font-style-asian="normal" style:font-weight-asian="bold" style:font-name-complex="Segoe U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Segoe UI" style:font-size-asian="24pt" style:font-style-asian="normal" style:font-weight-asian="bold" style:font-name-complex="Segoe UI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Segoe UI" style:font-size-asian="36pt" style:font-style-asian="normal" style:font-weight-asian="bold" style:font-name-complex="Segoe UI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egoe UI1" fo:font-size="36pt" fo:font-style="normal" fo:text-shadow="1pt 1pt" style:text-underline-style="none" fo:font-weight="bold" style:letter-kerning="true" style:font-name-asian="Segoe UI" style:font-size-asian="36pt" style:font-style-asian="normal" style:font-weight-asian="bold" style:font-name-complex="Segoe UI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Segoe UI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 Semibold" fo:font-size="20pt" fo:font-style="normal" fo:text-shadow="1pt 1pt" style:text-underline-style="none" fo:font-weight="normal" style:letter-kerning="true" style:font-name-asian="Segoe UI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ndle2" presentation:presentation-page-layout-name="AL1T0">
        <draw:frame draw:style-name="gr1" draw:text-style-name="P2" draw:layer="layout" svg:width="21.336cm" svg:height="3.063cm" svg:x="1.016cm" svg:y="1.016cm">
          <draw:text-box>
            <text:p text:style-name="P1"><text:span text:style-name="T1">Hymn #366</text:span></text:p>
            <text:p text:style-name="P1"><text:span text:style-name="T2">“</text:span><text:span text:style-name="T2">It Came upon the Midnight </text:span><text:span text:style-name="T3">Clear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andle2" presentation:presentation-page-layout-name="AL1T0">
        <draw:frame draw:style-name="gr3" draw:text-style-name="P4" draw:layer="layout" svg:width="22.352cm" svg:height="8.701cm" svg:x="1.016cm" svg:y="1.016cm">
          <draw:text-box>
            <text:p text:style-name="P1"><text:span text:style-name="T4">1.</text:span><text:span text:style-name="T5"> It came upon the midnight clear, </text:span><text:span text:style-name="T5"><text:line-break/></text:span><text:span text:style-name="T5">That glorious song of old,</text:span><text:span text:style-name="T5"><text:line-break/></text:span><text:span text:style-name="T5">From angels bending near the </text:span><text:span text:style-name="T6">earth </text:span><text:span text:style-name="T5"><text:line-break/></text:span><text:span text:style-name="T5">To touch their harps of gold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andle2" presentation:presentation-page-layout-name="AL1T0">
        <draw:frame draw:style-name="gr3" draw:text-style-name="P6" draw:layer="layout" svg:width="22.098cm" svg:height="8.701cm" svg:x="1.016cm" svg:y="1.016cm">
          <draw:text-box>
            <text:p text:style-name="P1"><text:span text:style-name="T5">“</text:span><text:span text:style-name="T5">Peace on the earth, goodwill to </text:span><text:span text:style-name="T6">all</text:span><text:span text:style-name="T5"><text:line-break/></text:span><text:span text:style-name="T5">From heav’n’s all-gracious king.”</text:span><text:span text:style-name="T5"><text:line-break/></text:span><text:span text:style-name="T5">The world in solemn stillness lay </text:span><text:span text:style-name="T5"><text:line-break/></text:span><text:span text:style-name="T5">To hear the angels s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andle2" presentation:presentation-page-layout-name="AL1T0">
        <draw:frame draw:style-name="gr3" draw:text-style-name="P8" draw:layer="layout" svg:width="25.908cm" svg:height="8.701cm" svg:x="1.016cm" svg:y="1.016cm">
          <draw:text-box>
            <text:p text:style-name="P7"><text:span text:style-name="T4">2.</text:span><text:span text:style-name="T5"> Still through the cloven skies </text:span><text:span text:style-name="T6">they come</text:span><text:span text:style-name="T6"><text:line-break/></text:span><text:span text:style-name="T5">With peaceful wings </text:span><text:span text:style-name="T6">unfurled,</text:span><text:span text:style-name="T5"><text:line-break/></text:span><text:span text:style-name="T5">And still their heav’nly music </text:span><text:span text:style-name="T6">floats</text:span><text:span text:style-name="T6"><text:line-break/></text:span><text:span text:style-name="T5">O’er all the weary wor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andle2" presentation:presentation-page-layout-name="AL1T0">
        <draw:frame draw:style-name="gr4" draw:text-style-name="P8" draw:layer="layout" svg:width="21.844cm" svg:height="7.011cm" svg:x="1.016cm" svg:y="1.016cm">
          <draw:text-box>
            <text:p text:style-name="P7"><text:span text:style-name="T5">Above its sad and lowly</text:span><text:span text:style-name="T6"> plains</text:span><text:span text:style-name="T6"><text:line-break/></text:span><text:span text:style-name="T5">They bend on hov’ring </text:span><text:span text:style-name="T6">wing,</text:span><text:span text:style-name="T6"><text:line-break/></text:span><text:span text:style-name="T5">And ever o’er its babel</text:span><text:span text:style-name="T6"> sounds</text:span><text:span text:style-name="T6"><text:line-break/></text:span><text:span text:style-name="T5">The blessèd angels s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andle2" presentation:presentation-page-layout-name="AL1T0">
        <draw:frame draw:style-name="gr5" draw:text-style-name="P10" draw:layer="layout" svg:width="23.114cm" svg:height="7.62cm" svg:x="1.016cm" svg:y="1.016cm">
          <draw:text-box>
            <text:p text:style-name="P9"><text:span text:style-name="T4">3.</text:span><text:span text:style-name="T5"> All you, beneath your heavy</text:span><text:span text:style-name="T6"> load,</text:span></text:p>
            <text:p text:style-name="P9"><text:span text:style-name="T5">By care and guilt bent low,</text:span></text:p>
            <text:p text:style-name="P9"><text:span text:style-name="T5">Who toil along a dreary way</text:span></text:p>
            <text:p text:style-name="P9"><text:span text:style-name="T5">With painful steps and slow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andle2" presentation:presentation-page-layout-name="AL1T0">
        <draw:frame draw:style-name="gr6" draw:text-style-name="P10" draw:layer="layout" svg:width="24.638cm" svg:height="7.366cm" svg:x="1.016cm" svg:y="1.016cm">
          <draw:text-box>
            <text:p text:style-name="P9"><text:span text:style-name="T5">Look up, for golden is the</text:span><text:span text:style-name="T6"> hour,</text:span></text:p>
            <text:p text:style-name="P9"><text:span text:style-name="T5">Come swiftly on the </text:span><text:span text:style-name="T6">wing,</text:span></text:p>
            <text:p text:style-name="P9"><text:span text:style-name="T5">The Prince was born to bring</text:span><text:span text:style-name="T6"> you peace;</text:span></text:p>
            <text:p text:style-name="P9"><text:span text:style-name="T5">Of Him the angels s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andle2" presentation:presentation-page-layout-name="AL1T0">
        <draw:frame draw:style-name="gr7" draw:text-style-name="P8" draw:layer="layout" svg:width="22.606cm" svg:height="7.874cm" svg:x="1.016cm" svg:y="1.016cm">
          <draw:text-box>
            <text:p text:style-name="P7"><text:span text:style-name="T4">4.</text:span><text:span text:style-name="T5"> For lo, the days have come to</text:span><text:span text:style-name="T6"> pass</text:span><text:span text:style-name="T6"><text:line-break/></text:span><text:span text:style-name="T5">By prophets seen of old,</text:span><text:span text:style-name="T6"><text:line-break/></text:span><text:span text:style-name="T5">When down into the circling</text:span><text:span text:style-name="T6"> years</text:span><text:span text:style-name="T6"><text:line-break/></text:span><text:span text:style-name="T5">Came Christ as was foretold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andle2" presentation:presentation-page-layout-name="AL1T0">
        <draw:frame draw:style-name="gr8" draw:text-style-name="P12" draw:layer="layout" svg:width="21.844cm" svg:height="12.932cm" svg:x="1.016cm" svg:y="1.016cm">
          <draw:text-box>
            <text:p text:style-name="P7"><text:span text:style-name="T5">His word of peace shall to the</text:span><text:span text:style-name="T6"> earth</text:span><text:span text:style-name="T6"><text:line-break/></text:span><text:span text:style-name="T5">God’s ancient promise</text:span><text:span text:style-name="T6"> bring,</text:span><text:span text:style-name="T6"><text:line-break/></text:span><text:span text:style-name="T5">And all who take this gift will</text:span><text:span text:style-name="T6"> hear</text:span><text:span text:style-name="T6"><text:line-break/></text:span><text:span text:style-name="T5">The song the angels sing.</text:span></text:p>
            <text:p text:style-name="P7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8"/></text:p>
            <text:p text:style-name="P11"><text:span text:style-name="T8"><text:s text:c="7"/></text:span><text:span text:style-name="T9"><text:s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00000002AB039DEB1E151B1C7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ndle2-background" style:family="presentation">
      <style:graphic-properties draw:stroke="none" draw:fill="bitmap" draw:fill-image-name="background" style:repeat="stretch"/>
      <style:text-properties style:letter-kerning="true"/>
    </style:style>
    <style:style style:name="cand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ndl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le2-outline1" style:family="presentation">
      <style:graphic-properties draw:stroke="none" draw:fill="none" draw:auto-grow-height="false" draw:fit-to-size="shrink-to-fit" style:shrink-to-fit="true">
        <text:list-style style:name="cand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outline2" style:family="presentation" style:parent-style-name="candle2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candle2-outline3" style:family="presentation" style:parent-style-name="candle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andle2-outline4" style:family="presentation" style:parent-style-name="candle2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andle2-outline5" style:family="presentation" style:parent-style-name="candle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6" style:family="presentation" style:parent-style-name="candle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7" style:family="presentation" style:parent-style-name="candle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8" style:family="presentation" style:parent-style-name="candl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9" style:family="presentation" style:parent-style-name="candl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subtitle" style:family="presentation">
      <style:graphic-properties draw:stroke="none" draw:fill="none" draw:textarea-vertical-align="middle">
        <text:list-style style:name="cand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title" style:family="presentation">
      <style:graphic-properties draw:stroke="none" draw:fill="none" draw:textarea-vertical-align="middle">
        <text:list-style style:name="cand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andle2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ndle2-backgroundobjects">
      <style:graphic-properties draw:stroke="none" draw:fill="none" draw:fill-color="#ffffff" draw:auto-grow-height="false" fo:min-height="1.397cm"/>
    </style:style>
    <style:style style:name="Mpr3" style:family="presentation" style:parent-style-name="candle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andle2" style:page-layout-name="PM1" draw:style-name="Mdp1">
      <draw:frame presentation:style-name="candle2-title" draw:layer="backgroundobjects" svg:width="25.199cm" svg:height="2.63cm" svg:x="1.4cm" svg:y="0.627cm" presentation:class="title" presentation:placeholder="true">
        <draw:text-box/>
      </draw:frame>
      <draw:frame presentation:style-name="candle2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ndle2-title" draw:layer="backgroundobjects" svg:width="13.968cm" svg:height="10.476cm" svg:x="3.81cm" svg:y="2.123cm" presentation:class="page"/>
        <draw:frame presentation:style-name="candle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1T22:00:24.830000000</meta:creation-date>
    <dc:title>candle2</dc:title>
    <meta:editing-duration>PT12M52S</meta:editing-duration>
    <meta:editing-cycles>4</meta:editing-cycles>
    <meta:generator>LibreOffice/5.3.7.2$Windows_X86_64 LibreOffice_project/6b8ed514a9f8b44d37a1b96673cbbdd077e24059</meta:generator>
    <meta:initial-creator>Arthur Hoch</meta:initial-creator>
    <dc:date>2017-12-23T11:05:28.190000000</dc:date>
    <meta:document-statistic meta:object-count="48"/>
    <meta:template xlink:type="simple" xlink:actuate="onRequest" xlink:title="candle2" xlink:href="../../AppData/Roaming/LibreOffice/4/user/template/candle2.otp" meta:date="2014-12-21T22:00:24.533000000"/>
  </office:meta>
</office:document-meta>
</file>